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06f52" officeooo:paragraph-rsid="00006f52"/>
    </style:style>
    <style:style style:name="P2" style:family="paragraph" style:parent-style-name="Standard">
      <style:text-properties officeooo:rsid="00006f52" officeooo:paragraph-rsid="0000b67d"/>
    </style:style>
    <style:style style:name="P3" style:family="paragraph" style:parent-style-name="Standard">
      <style:text-properties officeooo:rsid="0000b67d" officeooo:paragraph-rsid="0000b67d"/>
    </style:style>
    <style:style style:name="P4" style:family="paragraph" style:parent-style-name="Standard">
      <style:text-properties officeooo:rsid="00045c66" officeooo:paragraph-rsid="00045c66"/>
    </style:style>
    <style:style style:name="P5" style:family="paragraph" style:parent-style-name="Standard">
      <style:text-properties officeooo:rsid="00045c66" officeooo:paragraph-rsid="000637af"/>
    </style:style>
    <style:style style:name="P6" style:family="paragraph" style:parent-style-name="Standard">
      <style:text-properties officeooo:rsid="000637af" officeooo:paragraph-rsid="000637af"/>
    </style:style>
    <style:style style:name="T1" style:family="text">
      <style:text-properties officeooo:rsid="0000b67d"/>
    </style:style>
    <style:style style:name="T2" style:family="text">
      <style:text-properties officeooo:rsid="0002877c"/>
    </style:style>
    <style:style style:name="T3" style:family="text">
      <style:text-properties officeooo:rsid="00045c66"/>
    </style:style>
    <style:style style:name="T4" style:family="text">
      <style:text-properties officeooo:rsid="000637a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式</text:p>
      <text:p text:style-name="P1">Lesson1</text:p>
      <text:p text:style-name="P1"><text:tab/>資産 = 負債 + 純資産</text:p>
      <text:p text:style-name="P1">Lesson3</text:p>
      <text:p text:style-name="P1"><text:tab/>当座資産 = 現金及び預金 + 受取手形及び売掛金 + 有価証券</text:p>
      <text:p text:style-name="P1"><text:tab/>棚卸資産 = 商品及び製品 + 仕掛品 + 原材料及び貯蔵品</text:p>
      <text:p text:style-name="P1"><text:tab/>他人資本 = 流動負債 + 固定負債</text:p>
      <text:p text:style-name="P1"><text:tab/>借入債務 = 支払手形 + 買掛金</text:p>
      <text:p text:style-name="P1"><text:tab/>自己資本 = 株主資本 + その他包括利益累計額</text:p>
      <text:p text:style-name="P1">Lesson4</text:p>
      <text:p text:style-name="P2"><text:tab/>売上総利益 <text:span text:style-name="T1">(=粗利)</text:span>= 売上高 – 売上原価</text:p>
      <text:p text:style-name="P1"><text:tab/>営業利益 = 売上総利益 – 販売費及び一般管理費<text:span text:style-name="T1">(販管費)</text:span></text:p>
      <text:p text:style-name="P1"><text:tab/>経常利益 <text:span text:style-name="T1">= 営業利益 + 営業外収益 – 営業外費用</text:span></text:p>
      <text:p text:style-name="P1"><text:tab/>当期純利益 <text:span text:style-name="T1">= 経常利益 + 特別利益 – 特別損失</text:span></text:p>
      <text:p text:style-name="P1"><text:tab/>金融収益 <text:span text:style-name="T1">= 受取利息 + 受取配当金 + 持分法による投資利益</text:span></text:p>
      <text:p text:style-name="P1"><text:tab/>金融費用 <text:span text:style-name="T1">= 支払利息 + 持分法による投資損失</text:span></text:p>
      <text:p text:style-name="P3">Lesson5</text:p>
      <text:p text:style-name="P3"><text:tab/>フリー・キャッシュ・フロー = CFO – CFI</text:p>
      <text:p text:style-name="P3"><text:tab/>(CFO = 営業活動によるCF、CFI＝投資活動によるCF、CFF＝財務活動によるCF)</text:p>
      <text:p text:style-name="P3">Lesson6</text:p>
      <text:p text:style-name="P3"><text:tab/>自己資本比率(%)<text:tab/>=<text:tab/><draw:frame draw:style-name="fr1" draw:name="Object1" text:anchor-type="as-char" svg:y="-0.2264in" svg:width="2.6154in" svg:height="0.354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text:tab/><text:tab/><text:tab/><text:tab/><text:span text:style-name="T2">=<text:tab/></text:span><text:span text:style-name="T2"><draw:frame draw:style-name="fr1" draw:name="Object2" text:anchor-type="as-char" svg:y="-0.2264in" svg:width="1.1417in" svg:height="0.357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tab/></text:p>
      <text:p text:style-name="P3"><text:tab/>流動比率<text:tab/><text:span text:style-name="T2">=<text:tab/></text:span><text:span text:style-name="T2"><draw:frame draw:style-name="fr1" draw:name="Object3" text:anchor-type="as-char" svg:y="-0.2264in" svg:width="1.1398in" svg:height="0.3575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/>
      <text:p text:style-name="P3"><text:tab/>当座比率<text:tab/><text:span text:style-name="T2">=<text:tab/></text:span><text:span text:style-name="T2"><draw:frame draw:style-name="fr1" draw:name="Object4" text:anchor-type="as-char" svg:y="-0.2264in" svg:width="1.1398in" svg:height="0.3575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/>
      <text:p text:style-name="P3"><text:tab/>固定比率<text:tab/><text:span text:style-name="T3">=<text:tab/></text:span><text:span text:style-name="T3"><draw:frame draw:style-name="fr1" draw:name="Object5" text:anchor-type="as-char" svg:y="-0.2264in" svg:width="1.1417in" svg:height="0.3575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/>
      <text:p text:style-name="P3"><text:tab/>固定長期適合率<text:tab/><text:span text:style-name="T3">=<text:tab/></text:span><text:span text:style-name="T3"><draw:frame draw:style-name="fr1" draw:name="Object6" text:anchor-type="as-char" svg:y="-0.2264in" svg:width="1.9201in" svg:height="0.3575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/>
      <text:p text:style-name="P4">Lesson7</text:p>
      <text:p text:style-name="P4"><text:tab/>回転期間(日)<text:tab/>=<text:tab/><draw:frame draw:style-name="fr1" draw:name="Object7" text:anchor-type="as-char" svg:y="-0.2654in" svg:width="2.4665in" svg:height="0.3957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<text:tab/>回転期間(月)<text:tab/>=<text:tab/><draw:frame draw:style-name="fr1" draw:name="Object8" text:anchor-type="as-char" svg:y="-0.2654in" svg:width="2.3866in" svg:height="0.3957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><text:tab/>棚卸資産回転期間<text:tab/>=<text:tab/><draw:frame draw:style-name="fr1" draw:name="Object9" text:anchor-type="as-char" svg:y="-0.2654in" svg:width="2.4661in" svg:height="0.395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4"><text:tab/>売上債権回転期間<text:tab/>=<text:tab/><draw:frame draw:style-name="fr1" draw:name="Object10" text:anchor-type="as-char" svg:y="-0.2654in" svg:width="2.4654in" svg:height="0.3957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><text:soft-page-break/><text:tab/>買入債務回転期間<text:span text:style-name="T4">(日)<text:tab/><text:tab/>=<text:tab/></text:span><text:span text:style-name="T4"><draw:frame draw:style-name="fr1" draw:name="Object11" text:anchor-type="as-char" svg:y="-0.2654in" svg:width="2.4638in" svg:height="0.3957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"/>
      <text:p text:style-name="P5"><text:tab/>インタレスト・カバレッジ(倍)<text:tab/></text:p>
      <text:p text:style-name="P5"/>
      <text:p text:style-name="P5"><text:span text:style-name="T4"><text:tab/><text:tab/><text:tab/><text:tab/><text:tab/>=<text:tab/></text:span><text:span text:style-name="T4"><draw:frame draw:style-name="fr1" draw:name="Object12" text:anchor-type="as-char" svg:y="-0.2264in" svg:width="3.4516in" svg:height="0.3575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6">Lesson8</text:p>
      <text:p text:style-name="P6"><text:tab/>資本利益率(%)<text:tab/><text:tab/>=<text:tab/><draw:frame draw:style-name="fr1" draw:name="Object13" text:anchor-type="as-char" svg:y="-0.2264in" svg:width="2.1374in" svg:height="0.3957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30:47.099541061</meta:creation-date>
    <dc:date>2018-11-21T14:35:35.400471509</dc:date>
    <meta:editing-duration>PT12M29S</meta:editing-duration>
    <meta:editing-cycles>2</meta:editing-cycles>
    <meta:generator>LibreOffice/6.1.3.2$Linux_X86_64 LibreOffice_project/10$Build-2</meta:generator>
    <meta:document-statistic meta:table-count="0" meta:image-count="0" meta:object-count="13" meta:page-count="2" meta:paragraph-count="37" meta:word-count="389" meta:character-count="584" meta:non-whitespace-character-count="457"/>
  </office:meta>
</office:document-meta>
</file>

<file path=Object 1/content.xml><?xml version="1.0" encoding="utf-8"?>
<math xmlns="http://www.w3.org/1998/Math/MathML" display="block">
  <semantics>
    <mrow>
      <mfrac>
        <mrow>
          <mrow>
            <mi mathvariant="italic">株主資本</mi>
            <mo stretchy="false">+</mo>
            <mi mathvariant="italic">評価</mi>
          </mrow>
          <mi>・</mi>
          <mi mathvariant="italic">換算差額等</mi>
        </mrow>
        <mrow>
          <mi mathvariant="italic">負債</mi>
          <mi>・</mi>
          <mi mathvariant="italic">純資産合計</mi>
        </mrow>
      </mfrac>
      <mo stretchy="false">∗</mo>
      <mn>100</mn>
    </mrow>
    <annotation encoding="StarMath 5.0">{株主資本 + 評価・換算差額等} over {負債・純資産合計} * 100 </annotation>
  </semantics>
</math>
</file>

<file path=Object 10/content.xml><?xml version="1.0" encoding="utf-8"?>
<math xmlns="http://www.w3.org/1998/Math/MathML" display="block">
  <semantics>
    <mrow>
      <mfrac>
        <mrow>
          <mi mathvariant="italic">売上債権</mi>
          <mrow>
            <mo fence="true" stretchy="false">(</mo>
            <mrow>
              <mrow>
                <mi mathvariant="italic">前期</mi>
                <mi>・</mi>
                <mi mathvariant="italic">当期平均</mi>
              </mrow>
            </mrow>
            <mo fence="true" stretchy="false">)</mo>
          </mrow>
        </mrow>
        <mi mathvariant="italic">売上高</mi>
      </mfrac>
      <mo stretchy="false">∗</mo>
      <mn>365</mn>
    </mrow>
    <annotation encoding="StarMath 5.0">{売上債権(前期・当期平均)} over {売上高} * 365 </annotation>
  </semantics>
</math>
</file>

<file path=Object 11/content.xml><?xml version="1.0" encoding="utf-8"?>
<math xmlns="http://www.w3.org/1998/Math/MathML" display="block">
  <semantics>
    <mrow>
      <mfrac>
        <mrow>
          <mi mathvariant="italic">買入債務</mi>
          <mrow>
            <mo fence="true" stretchy="false">(</mo>
            <mrow>
              <mrow>
                <mi mathvariant="italic">前期</mi>
                <mi>・</mi>
                <mi mathvariant="italic">当期平均</mi>
              </mrow>
            </mrow>
            <mo fence="true" stretchy="false">)</mo>
          </mrow>
        </mrow>
        <mi mathvariant="italic">売上高</mi>
      </mfrac>
      <mo stretchy="false">∗</mo>
      <mn>365</mn>
    </mrow>
    <annotation encoding="StarMath 5.0">{買入債務(前期・当期平均)} over {売上高} * 365 </annotation>
  </semantics>
</math>
</file>

<file path=Object 12/content.xml><?xml version="1.0" encoding="utf-8"?>
<math xmlns="http://www.w3.org/1998/Math/MathML" display="block">
  <semantics>
    <mfrac>
      <mrow>
        <mrow>
          <mi mathvariant="italic">営業利益</mi>
          <mo stretchy="false">+</mo>
          <mi mathvariant="italic">受取利息</mi>
        </mrow>
        <mi>・</mi>
        <mi mathvariant="italic">割引料</mi>
        <mi>・</mi>
        <mi mathvariant="italic">有価証券利息</mi>
      </mrow>
      <mrow>
        <mi mathvariant="italic">支払利息</mi>
        <mi>・</mi>
        <mi mathvariant="italic">割引料</mi>
      </mrow>
    </mfrac>
    <annotation encoding="StarMath 5.0">{営業利益 + 受取利息・割引料・有価証券利息} over {支払利息・割引料}</annotation>
  </semantics>
</math>
</file>

<file path=Object 13/content.xml><?xml version="1.0" encoding="utf-8"?>
<math xmlns="http://www.w3.org/1998/Math/MathML" display="block">
  <semantics>
    <mrow>
      <mfrac>
        <mi mathvariant="italic">利益</mi>
        <mrow>
          <mi mathvariant="italic">資本</mi>
          <mrow>
            <mo fence="true" stretchy="false">(</mo>
            <mrow>
              <mrow>
                <mi mathvariant="italic">前期</mi>
                <mi>・</mi>
                <mi mathvariant="italic">当期平均</mi>
              </mrow>
            </mrow>
            <mo fence="true" stretchy="false">)</mo>
          </mrow>
        </mrow>
      </mfrac>
      <mo stretchy="false">∗</mo>
      <mn>100</mn>
    </mrow>
    <annotation encoding="StarMath 5.0">{利益} over {資本(前期・当期平均)} * 100 </annotation>
  </semantics>
</math>
</file>

<file path=Object 2/content.xml><?xml version="1.0" encoding="utf-8"?>
<math xmlns="http://www.w3.org/1998/Math/MathML" display="block">
  <semantics>
    <mrow>
      <mfrac>
        <mi mathvariant="italic">自己資本</mi>
        <mi mathvariant="italic">総資本</mi>
      </mfrac>
      <mo stretchy="false">∗</mo>
      <mn>100</mn>
    </mrow>
    <annotation encoding="StarMath 5.0">{自己資本} over {総資本} * 100</annotation>
  </semantics>
</math>
</file>

<file path=Object 3/content.xml><?xml version="1.0" encoding="utf-8"?>
<math xmlns="http://www.w3.org/1998/Math/MathML" display="block">
  <semantics>
    <mrow>
      <mfrac>
        <mi mathvariant="italic">流動資産</mi>
        <mi mathvariant="italic">流動負債</mi>
      </mfrac>
      <mo stretchy="false">∗</mo>
      <mn>100</mn>
    </mrow>
    <annotation encoding="StarMath 5.0">{流動資産} over {流動負債} * 100 </annotation>
  </semantics>
</math>
</file>

<file path=Object 4/content.xml><?xml version="1.0" encoding="utf-8"?>
<math xmlns="http://www.w3.org/1998/Math/MathML" display="block">
  <semantics>
    <mrow>
      <mfrac>
        <mi mathvariant="italic">当座資産</mi>
        <mi mathvariant="italic">流動負債</mi>
      </mfrac>
      <mo stretchy="false">∗</mo>
      <mn>100</mn>
    </mrow>
    <annotation encoding="StarMath 5.0">{当座資産} over {流動負債}  * 100</annotation>
  </semantics>
</math>
</file>

<file path=Object 5/content.xml><?xml version="1.0" encoding="utf-8"?>
<math xmlns="http://www.w3.org/1998/Math/MathML" display="block">
  <semantics>
    <mrow>
      <mfrac>
        <mi mathvariant="italic">固定資産</mi>
        <mi mathvariant="italic">自己資本</mi>
      </mfrac>
      <mo stretchy="false">∗</mo>
      <mn>100</mn>
    </mrow>
    <annotation encoding="StarMath 5.0">{固定資産} over {自己資本} * 100 </annotation>
  </semantics>
</math>
</file>

<file path=Object 6/content.xml><?xml version="1.0" encoding="utf-8"?>
<math xmlns="http://www.w3.org/1998/Math/MathML" display="block">
  <semantics>
    <mrow>
      <mfrac>
        <mi mathvariant="italic">固定資産</mi>
        <mrow>
          <mi mathvariant="italic">自己資本</mi>
          <mo stretchy="false">+</mo>
          <mi mathvariant="italic">固定負債</mi>
        </mrow>
      </mfrac>
      <mo stretchy="false">∗</mo>
      <mn>100</mn>
    </mrow>
    <annotation encoding="StarMath 5.0">{固定資産} over {自己資本 + 固定負債} * 100 </annotation>
  </semantics>
</math>
</file>

<file path=Object 7/content.xml><?xml version="1.0" encoding="utf-8"?>
<math xmlns="http://www.w3.org/1998/Math/MathML" display="block">
  <semantics>
    <mrow>
      <mfrac>
        <mrow>
          <mi mathvariant="italic">投下資本</mi>
          <mrow>
            <mo fence="true" stretchy="false">(</mo>
            <mrow>
              <mrow>
                <mi mathvariant="italic">前期</mi>
                <mi>・</mi>
                <mi mathvariant="italic">当期平均</mi>
              </mrow>
            </mrow>
            <mo fence="true" stretchy="false">)</mo>
          </mrow>
        </mrow>
        <mi mathvariant="italic">売上高</mi>
      </mfrac>
      <mo stretchy="false">∗</mo>
      <mn>365</mn>
    </mrow>
    <annotation encoding="StarMath 5.0">{投下資本(前期・当期平均)} over {売上高} * 365 </annotation>
  </semantics>
</math>
</file>

<file path=Object 8/content.xml><?xml version="1.0" encoding="utf-8"?>
<math xmlns="http://www.w3.org/1998/Math/MathML" display="block">
  <semantics>
    <mrow>
      <mfrac>
        <mrow>
          <mi mathvariant="italic">投下資本</mi>
          <mrow>
            <mo fence="true" stretchy="false">(</mo>
            <mrow>
              <mrow>
                <mi mathvariant="italic">前期</mi>
                <mi>・</mi>
                <mi mathvariant="italic">当期平均</mi>
              </mrow>
            </mrow>
            <mo fence="true" stretchy="false">)</mo>
          </mrow>
        </mrow>
        <mi mathvariant="italic">売上高</mi>
      </mfrac>
      <mo stretchy="false">∗</mo>
      <mn>12</mn>
    </mrow>
    <annotation encoding="StarMath 5.0">{投下資本(前期・当期平均)} over {売上高} *12</annotation>
  </semantics>
</math>
</file>

<file path=Object 9/content.xml><?xml version="1.0" encoding="utf-8"?>
<math xmlns="http://www.w3.org/1998/Math/MathML" display="block">
  <semantics>
    <mrow>
      <mfrac>
        <mrow>
          <mi mathvariant="italic">棚卸資産</mi>
          <mrow>
            <mo fence="true" stretchy="false">(</mo>
            <mrow>
              <mrow>
                <mi mathvariant="italic">前期</mi>
                <mi>・</mi>
                <mi mathvariant="italic">当期平均</mi>
              </mrow>
            </mrow>
            <mo fence="true" stretchy="false">)</mo>
          </mrow>
        </mrow>
        <mi mathvariant="italic">売上高</mi>
      </mfrac>
      <mo stretchy="false">∗</mo>
      <mn>365</mn>
    </mrow>
    <annotation encoding="StarMath 5.0">{棚卸資産(前期・当期平均)} over {売上高} * 365 </annotation>
  </semantics>
</math>
</file>